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Deployment Document <text:s/>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3">11/25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3">Vbooks Deployment Guide Meeting Invitation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Sudhakar Reddy, Jaipal Reddy, Sarat K, Nageswar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3">Creating Vbooks Deployment Document.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 U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P3">Discussion on creating Vbooks Deployment Guid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4T14:33:31</dc:date>
    <dc:creator>jaipal </dc:creator>
    <meta:editing-duration>PT1H1M12S</meta:editing-duration>
    <meta:editing-cycles>81</meta:editing-cycles>
    <meta:document-statistic meta:table-count="1" meta:image-count="1" meta:object-count="0" meta:page-count="1" meta:paragraph-count="15" meta:word-count="44" meta:character-count="341" meta:non-whitespace-character-count="298"/>
  </office:meta>
</office:document-meta>
</file>